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10b73da"/>
    </style:style>
    <style:style style:name="P2" style:family="paragraph" style:parent-style-name="Header">
      <style:text-properties fo:font-size="3pt" style:font-size-asian="4pt" style:font-size-complex="4pt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officeooo:paragraph-rsid="018620a3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4274bc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_5f_Header_20_page_20_paire_20__28_G_29_">
      <style:paragraph-properties fo:text-align="start" style:justify-single-word="false"/>
    </style:style>
    <style:style style:name="P12" style:family="paragraph" style:parent-style-name="_5f_Header_20_page_20_paire_20__28_G_29_">
      <style:paragraph-properties fo:text-align="start" style:justify-single-word="false"/>
      <style:text-properties officeooo:paragraph-rsid="029d251d"/>
    </style:style>
    <style:style style:name="P13" style:family="paragraph" style:parent-style-name="_5f_Header_20_page_20_paire_20__28_G_29_">
      <style:text-properties officeooo:paragraph-rsid="029191d0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25" style:family="paragraph" style:parent-style-name="_5f_En-tête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6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2cdb06c"/>
    </style:style>
    <style:style style:name="P2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29d251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Titre_20_d_27_exercices_20_livret" style:list-style-name="_5f_Numérotation_20_des_20_exercices_20_livrets"/>
    <style:style style:name="P32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35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solid" draw:fill-color="#1ca2b8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66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AR PL KaitiM GB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-color="#2a6099"/>
      <style:paragraph-properties fo:text-align="center"/>
    </style:style>
    <style:style style:name="P51" style:family="paragraph">
      <loext:graphic-properties draw:fill="solid" draw:fill-color="#2a6099"/>
    </style:style>
    <style:style style:name="P52" style:family="paragraph">
      <loext:graphic-properties draw:fill="solid" draw:fill-color="#7fb241"/>
    </style:style>
    <style:style style:name="T1" style:family="text">
      <style:text-properties fo:color="#0066ff" loext:opacity="100%" fo:font-size="16pt" fo:letter-spacing="normal" officeooo:rsid="01202368" style:font-size-asian="16pt" style:font-size-complex="16pt"/>
    </style:style>
    <style:style style:name="T2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5" style:family="text">
      <style:text-properties fo:font-variant="normal" fo:text-transform="none" fo:color="#000000" loext:opacity="100%" style:font-name="Bitstream Vera Sans4" fo:font-size="9pt" fo:letter-spacing="normal" fo:font-style="normal" fo:font-weight="normal" officeooo:rsid="025354e2" style:font-size-asian="9pt" style:font-weight-asian="normal" style:font-size-complex="9pt" style:font-weight-complex="normal"/>
    </style:style>
    <style:style style:name="T6" style:family="text">
      <style:text-properties officeooo:rsid="029d251d"/>
    </style:style>
    <style:style style:name="T7" style:family="text">
      <style:text-properties fo:font-variant="small-caps" fo:color="#2a6099" loext:opacity="100%" style:font-name="Bitstream Vera Sans" fo:font-size="16pt" fo:font-style="normal" fo:text-shadow="none" fo:font-weight="bold" officeooo:rsid="026ba6a2"/>
    </style:style>
    <style:style style:name="T8" style:family="text">
      <style:text-properties fo:font-variant="small-caps" fo:color="#2a6099" loext:opacity="100%" style:font-name="Bitstream Vera Sans" fo:font-size="16pt" fo:font-style="normal" fo:text-shadow="none" fo:font-weight="bold" officeooo:rsid="01e0e078"/>
    </style:style>
    <style:style style:name="T9" style:family="text">
      <style:text-properties fo:font-variant="small-caps" fo:color="#2a6099" loext:opacity="100%" style:font-name="Bitstream Vera Sans" fo:font-size="16pt" fo:font-style="normal" fo:text-shadow="none" fo:font-weight="bold" officeooo:rsid="02890049"/>
    </style:style>
    <style:style style:name="T10" style:family="text">
      <style:text-properties fo:font-variant="small-caps" fo:color="#808080" loext:opacity="100%" style:font-name="Bitstream Vera Sans2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1" style:family="text">
      <style:text-properties fo:font-variant="small-caps" fo:color="#808080" loext:opacity="100%" style:font-name="Bitstream Vera Sans2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2" style:family="text">
      <style:text-properties fo:font-variant="small-caps" fo:color="#808080" loext:opacity="100%" style:font-name="Bitstream Vera Sans2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3" style:family="text">
      <style:text-properties fo:font-variant="small-caps" fo:font-size="15pt" style:font-size-asian="15pt" style:font-size-complex="15pt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7" style:family="text">
      <style:text-properties fo:font-variant="small-caps" officeooo:rsid="00990660"/>
    </style:style>
    <style:style style:name="T18" style:family="text">
      <style:text-properties fo:font-variant="small-caps" officeooo:rsid="0054f64f"/>
    </style:style>
    <style:style style:name="T19" style:family="text">
      <style:text-properties fo:font-variant="small-caps" officeooo:rsid="00b5d2d1"/>
    </style:style>
    <style:style style:name="T20" style:family="text">
      <style:text-properties fo:font-variant="small-caps" officeooo:rsid="00b6801f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b5d2d1"/>
    </style:style>
    <style:style style:name="T23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24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25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26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27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28" style:family="text">
      <style:text-properties style:use-window-font-color="true" loext:opacity="0%" style:font-name="Bitstream Vera Sans4" fo:font-size="9pt" fo:font-weight="normal" officeooo:rsid="025354e2" style:font-size-asian="9pt" style:font-weight-asian="normal" style:font-size-complex="9pt" style:font-weight-complex="normal"/>
    </style:style>
    <style:style style:name="T29" style:family="text">
      <style:text-properties style:use-window-font-color="true" loext:opacity="0%" fo:font-weight="normal" officeooo:rsid="025354e2" style:font-weight-asian="normal" style:font-weight-complex="normal"/>
    </style:style>
    <style:style style:name="T30" style:family="text">
      <style:text-properties style:use-window-font-color="true" loext:opacity="0%" fo:font-size="10pt" fo:font-weight="normal" officeooo:rsid="025c9537" style:font-size-asian="10pt" style:font-size-complex="10pt"/>
    </style:style>
    <style:style style:name="T31" style:family="text">
      <style:text-properties officeooo:rsid="009e3fdd"/>
    </style:style>
    <style:style style:name="T32" style:family="text">
      <style:text-properties officeooo:rsid="00b6801f"/>
    </style:style>
    <style:style style:name="T33" style:family="text">
      <style:text-properties officeooo:rsid="002925a2"/>
    </style:style>
    <style:style style:name="T34" style:family="text">
      <style:text-properties officeooo:rsid="002b33ed"/>
    </style:style>
    <style:style style:name="T35" style:family="text">
      <style:text-properties fo:font-size="6pt" officeooo:rsid="022f179c" style:font-size-asian="6pt" style:font-size-complex="6pt"/>
    </style:style>
    <style:style style:name="T36" style:family="text">
      <style:text-properties officeooo:rsid="022f179c"/>
    </style:style>
    <style:style style:name="T37" style:family="text">
      <style:text-properties officeooo:rsid="02300853"/>
    </style:style>
    <style:style style:name="T38" style:family="text">
      <style:text-properties officeooo:rsid="025354e2"/>
    </style:style>
    <style:style style:name="T39" style:family="text">
      <style:text-properties officeooo:rsid="0253a804"/>
    </style:style>
    <style:style style:name="T40" style:family="text">
      <style:text-properties fo:font-size="10pt" officeooo:rsid="0253263b" style:font-size-asian="10pt" style:font-size-complex="10pt"/>
    </style:style>
    <style:style style:name="T41" style:family="text">
      <style:text-properties officeooo:rsid="02a43591"/>
    </style:style>
    <style:style style:name="T42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ffffff" loext:opacity="100%" fo:font-size="16pt" style:font-size-asian="16pt" style:font-size-complex="16pt"/>
    </style:style>
    <style:style style:name="T4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AR PL KaitiM GB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5.98cm" fo:min-width="5.727cm" fo:padding-top="0.139cm" fo:padding-bottom="0.139cm" fo:padding-left="0.265cm" fo:padding-right="0.26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solid" draw:fill-color="#66ff00" draw:textarea-horizontal-align="justify" draw:textarea-vertical-align="middle" draw:auto-grow-height="false" fo:min-height="6.892cm" fo:min-width="4.7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Arrow" draw:marker-end-width="0.19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947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7" draw:name="Shape3_1" draw:style-name="gr1" draw:text-style-name="P33" svg:x1="16.189cm" svg:y1="1.432cm" svg:x2="21.997cm" svg:y2="1.432cm">
        <text:p/>
      </draw:line>
      <draw:frame text:anchor-type="page" text:anchor-page-number="1" draw:z-index="14" draw:name="Shape2_2" draw:style-name="gr10" draw:text-style-name="P39" svg:width="2.701cm" svg:height="0.715cm" draw:transform="rotate (0.0876155284501153) translate (1.13594444444444cm 1.38288888888889cm)">
        <draw:text-box>
          <text:p text:style-name="P33"><text:span text:style-name="T44">S</text:span><text:span text:style-name="T44">é</text:span><text:span text:style-name="T44">r</text:span><text:span text:style-name="T44">i</text:span><text:span text:style-name="T44">e </text:span><text:span text:style-name="T44">6</text:span></text:p>
        </draw:text-box>
      </draw:frame>
      <draw:path text:anchor-type="page" text:anchor-page-number="1" draw:z-index="13" draw:name="Shape1_3" draw:style-name="gr11" draw:text-style-name="P40" svg:width="4.329cm" svg:height="2.24cm" svg:x="0cm" svg:y="0.001cm" svg:viewBox="0 0 4330 2241" svg:d="M0 2241l3984-288c209-15 363-168 345-342l-170-1611h-4159z">
        <text:p/>
      </draw:path>
      <text:list xml:id="list238158703" text:style-name="_5f_Numérotation_20_des_20_exercices_20_livrets">
        <text:list-item>
          <text:h text:style-name="P32" text:outline-level="1"><text:span text:style-name="Character_5f_20_5f_style"><text:span text:style-name="T40">Un laser, placé en A, émet un rayon lumi­neux ; on souhaite que ce rayon soit dévié vers B, </text:span></text:span><text:span text:style-name="Character_5f_20_5f_style"><text:span text:style-name="T30">sachant que la lumière emprunte toujours le plus court chemin</text:span></text:span><text:span text:style-name="Character_5f_20_5f_style"><text:span text:style-name="T40">. Où placer le miroir M (qui est posi­tionné sur (d)), pour arriver à nos fins ?</text:span></text:span></text:h>
        </text:list-item>
      </text:list>
      <text:p text:style-name="_5f_Paragraphe_20_livret_20_"><text:span text:style-name="Character_5f_20_5f_style"/></text:p>
      <text:p text:style-name="_5f_Paragraphe_20_livret_20_"><draw:g text:anchor-type="paragraph" draw:z-index="0" draw:name="Shape74" draw:style-name="gr34"><draw:line draw:style-name="gr15" draw:text-style-name="P42" svg:x1="1.152cm" svg:y1="2.907cm" svg:x2="6.918cm" svg:y2="2.762cm"><text:p/></draw:line><draw:frame draw:style-name="gr35" draw:text-style-name="P44" svg:width="1.802cm" svg:height="1.086cm" svg:x="6.837cm" svg:y="2.291cm"><draw:text-box><text:p text:style-name="P43"><text:span text:style-name="T45">(d</text:span><text:span text:style-name="T45">)</text:span></text:p></draw:text-box></draw:frame><draw:line draw:style-name="gr15" draw:text-style-name="P42" svg:x1="2.107cm" svg:y1="1.02cm" svg:x2="2.207cm" svg:y2="1.12cm"><text:p/></draw:line><draw:line draw:style-name="gr15" draw:text-style-name="P42" svg:x1="2.208cm" svg:y1="1.02cm" svg:x2="2.106cm" svg:y2="1.118cm"><text:p/></draw:line><draw:line draw:style-name="gr15" draw:text-style-name="P42" svg:x1="5.669cm" svg:y1="1.522cm" svg:x2="5.771cm" svg:y2="1.621cm"><text:p/></draw:line><draw:line draw:style-name="gr15" draw:text-style-name="P42" svg:x1="5.771cm" svg:y1="1.522cm" svg:x2="5.669cm" svg:y2="1.62cm"><text:p/></draw:line><draw:frame draw:style-name="gr36" draw:text-style-name="P44" svg:width="1.2cm" svg:height="0.701cm" svg:x="1.962cm" svg:y="0.441cm"><draw:text-box><text:p text:style-name="P43"><text:span text:style-name="T45">A</text:span></text:p></draw:text-box></draw:frame><draw:line draw:style-name="gr15" draw:text-style-name="P42" svg:x1="2.107cm" svg:y1="1.02cm" svg:x2="2.207cm" svg:y2="1.12cm"><text:p/></draw:line><draw:line draw:style-name="gr15" draw:text-style-name="P42" svg:x1="2.208cm" svg:y1="1.02cm" svg:x2="2.106cm" svg:y2="1.118cm"><text:p/></draw:line><draw:line draw:style-name="gr15" draw:text-style-name="P42" svg:x1="2.107cm" svg:y1="1.02cm" svg:x2="2.207cm" svg:y2="1.12cm"><text:p/></draw:line><draw:line draw:style-name="gr15" draw:text-style-name="P42" svg:x1="2.208cm" svg:y1="1.02cm" svg:x2="2.106cm" svg:y2="1.118cm"><text:p/></draw:line><draw:line draw:style-name="gr15" draw:text-style-name="P42" svg:x1="2.107cm" svg:y1="1.02cm" svg:x2="2.207cm" svg:y2="1.12cm"><text:p/></draw:line><draw:line draw:style-name="gr15" draw:text-style-name="P42" svg:x1="2.208cm" svg:y1="1.02cm" svg:x2="2.106cm" svg:y2="1.118cm"><text:p/></draw:line><draw:line draw:style-name="gr15" draw:text-style-name="P42" svg:x1="2.107cm" svg:y1="1.02cm" svg:x2="2.207cm" svg:y2="1.12cm"><text:p/></draw:line><draw:line draw:style-name="gr15" draw:text-style-name="P42" svg:x1="2.208cm" svg:y1="1.02cm" svg:x2="2.106cm" svg:y2="1.118cm"><text:p/></draw:line></draw:g><text:span text:style-name="Character_5f_20_5f_style"/></text:p>
      <text:p text:style-name="_5f_Paragraphe_20_livret_20_"><text:span text:style-name="Character_5f_20_5f_style"/></text:p>
      <text:p text:style-name="_5f_Paragraphe_20_livret_20_"><draw:frame text:anchor-type="paragraph" draw:z-index="1" draw:name="Shape75" draw:style-name="gr33" draw:text-style-name="P44" svg:width="1.2cm" svg:height="0.701cm" svg:x="5.599cm" svg:y="0.069cm"><draw:text-box><text:p text:style-name="P43"><text:span text:style-name="T45">B</text:span></text:p></draw:text-box></draw:frame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160915880856827" text:continue-numbering="true" text:style-name="_5f_Numérotation_20_des_20_exercices_20_livrets">
        <text:list-item>
          <text:h text:style-name="_5f_Titre_20_d_27_exercices_20_livret_20_avec_20_num_20_exo" text:outline-level="1"><text:span text:style-name="Character_5f_20_5f_style">Billard </text:span></text:h>
        </text:list-item>
      </text:list>
      <text:p text:style-name="Standard"><text:span text:style-name="Character_5f_20_5f_style"><text:span text:style-name="T38">Où la boule blanche doit-elle frapper </text:span></text:span><text:span text:style-name="Character_5f_20_5f_style"><text:span text:style-name="T39">les deux bandes</text:span></text:span><text:span text:style-name="Character_5f_20_5f_style"><text:span text:style-name="T29"> pour atteindre la boule rouge, </text:span></text:span><text:span text:style-name="Character_5f_20_5f_style"><text:span text:style-name="T5">sachant que la boule emprunte le plus court chemin</text:span></text:span><text:span text:style-name="Character_5f_20_5f_style"><text:span text:style-name="T28"> ?</text:span></text:span></text:p>
      <text:p text:style-name="_5f_Paragraphe_20_livret_20_"><text:span text:style-name="Character_5f_20_5f_style"/></text:p>
      <text:p text:style-name="_5f_Paragraphe_20_livret_20_"><draw:g text:anchor-type="paragraph" draw:z-index="10" draw:name="DrawObject1" draw:style-name="gr19"><draw:g draw:name="Shape77" draw:style-name="gr20"><draw:custom-shape draw:style-name="gr21" draw:text-style-name="P45" svg:width="5.28cm" svg:height="7.171cm" svg:x="0.459cm" svg:y="0.12cm"><text:p/><draw:enhanced-geometry svg:viewBox="0 0 21600 21600" draw:type="rectangle" draw:enhanced-path="M 0 0 L 21600 0 21600 21600 0 21600 0 0 Z N"/></draw:custom-shape><draw:line draw:style-name="gr22" draw:text-style-name="P42" svg:x1="3.573cm" svg:y1="1.115cm" svg:x2="5.738cm" svg:y2="0.715cm"><text:p/></draw:line><draw:frame draw:style-name="gr23" draw:text-style-name="P47" svg:width="2.823cm" svg:height="2.199cm" svg:x="0.752cm" svg:y="0.714cm"><draw:text-box><text:p text:style-name="P46"><text:span text:style-name="T47">Bandes à utiliser</text:span></text:p></draw:text-box></draw:frame><draw:custom-shape draw:style-name="gr24" draw:text-style-name="P48" svg:width="0.276cm" svg:height="0.276cm" svg:x="3.853cm" svg:y="1.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49" svg:width="0.281cm" svg:height="0.279cm" svg:x="3.197cm" svg:y="5.3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78" draw:style-name="gr22" draw:text-style-name="P42" svg:x1="1.725cm" svg:y1="3.052cm" svg:x2="1.942cm" svg:y2="7.291cm"><text:p/></draw:lin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160916790835228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Character_5f_20_5f_style"><text:span text:style-name="T36"><text:s/>Trouve le plus court chemin pour aller de A à B </text:span></text:span><text:span text:style-name="Character_5f_20_5f_style"><text:span text:style-name="T41">en passant </text:span></text:span><text:span text:style-name="Character_5f_20_5f_style"><text:span text:style-name="T36">par les deux rivières (d</text:span></text:span><text:span text:style-name="Character_5f_20_5f_style"><text:span text:style-name="T35">1</text:span></text:span><text:span text:style-name="Character_5f_20_5f_style"><text:span text:style-name="T36">) et (d</text:span></text:span><text:span text:style-name="Character_5f_20_5f_style"><text:span text:style-name="T35">2</text:span></text:span><text:span text:style-name="Character_5f_20_5f_style"><text:span text:style-name="T36">).</text:span></text:span></text:h>
        </text:list-item>
      </text:list>
      <text:p text:style-name="_5f_Paragraphe_20_livret_20_"><draw:g text:anchor-type="char" draw:z-index="11" draw:name="Shape28" draw:style-name="gr13"><draw:line draw:style-name="gr14" draw:text-style-name="P42" svg:x1="0.042cm" svg:y1="2.428cm" svg:x2="5.015cm" svg:y2="4.357cm"><text:p/></draw:line><draw:line draw:style-name="gr15" draw:text-style-name="P42" svg:x1="2.048cm" svg:y1="2.263cm" svg:x2="2.118cm" svg:y2="2.34cm"><text:p/></draw:line><draw:line draw:style-name="gr15" draw:text-style-name="P42" svg:x1="2.115cm" svg:y1="2.263cm" svg:x2="2.044cm" svg:y2="2.339cm"><text:p/></draw:line><draw:line draw:style-name="gr15" draw:text-style-name="P42" svg:x1="2.048cm" svg:y1="2.263cm" svg:x2="2.118cm" svg:y2="2.34cm"><text:p/></draw:line><draw:line draw:style-name="gr15" draw:text-style-name="P42" svg:x1="2.115cm" svg:y1="2.263cm" svg:x2="2.044cm" svg:y2="2.339cm"><text:p/></draw:line><draw:frame draw:style-name="gr16" draw:text-style-name="P44" svg:width="0.842cm" svg:height="0.696cm" svg:x="2.065cm" svg:y="1.881cm"><draw:text-box><text:p text:style-name="P43"><text:span text:style-name="T45">A</text:span></text:p></draw:text-box></draw:frame><draw:frame draw:style-name="gr16" draw:text-style-name="P44" svg:width="0.842cm" svg:height="0.696cm" svg:x="5.452cm" svg:y="1.427cm"><draw:text-box><text:p text:style-name="P43"><text:span text:style-name="T45">B</text:span></text:p></draw:text-box></draw:frame><draw:line draw:style-name="gr15" draw:text-style-name="P42" svg:x1="5.436cm" svg:y1="1.811cm" svg:x2="5.506cm" svg:y2="1.888cm"><text:p/></draw:line><draw:line draw:style-name="gr15" draw:text-style-name="P42" svg:x1="5.507cm" svg:y1="1.811cm" svg:x2="5.436cm" svg:y2="1.887cm"><text:p/></draw:line><draw:line draw:style-name="gr15" draw:text-style-name="P42" svg:x1="5.436cm" svg:y1="1.811cm" svg:x2="5.506cm" svg:y2="1.888cm"><text:p/></draw:line><draw:line draw:style-name="gr15" draw:text-style-name="P42" svg:x1="5.507cm" svg:y1="1.811cm" svg:x2="5.436cm" svg:y2="1.887cm"><text:p/></draw:line><draw:line draw:style-name="gr14" draw:text-style-name="P42" svg:x1="5.02cm" svg:y1="5.098cm" svg:x2="7.95cm" svg:y2="0.346cm"><text:p/></draw:line><draw:frame draw:style-name="gr17" draw:text-style-name="P44" svg:width="1.692cm" svg:height="0.757cm" svg:x="-0.429cm" svg:y="2.6cm"><draw:text-box><text:p text:style-name="P43"><text:span text:style-name="T45">(d</text:span><text:span text:style-name="T46">1</text:span><text:span text:style-name="T45">)</text:span></text:p></draw:text-box></draw:frame><draw:frame draw:style-name="gr18" draw:text-style-name="P44" svg:width="1.615cm" svg:height="0.99cm" svg:x="7.644cm" svg:y="0.348cm"><draw:text-box><text:p text:style-name="P43"><text:span text:style-name="T45">(d</text:span><text:span text:style-name="T46">2</text:span><text:span text:style-name="T45">)</text:span></text:p></draw:text-box></draw:fram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160916058326452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Character_5f_20_5f_style"><text:s/></text:span><text:span text:style-name="Character_5f_20_5f_style"><text:span text:style-name="T37">Retrouve le centre du cercle.</text:span></text:span></text:h>
        </text:list-item>
      </text:list>
      <text:p text:style-name="Standard"><draw:custom-shape text:anchor-type="paragraph" draw:z-index="12" draw:name="Shape31" draw:style-name="gr12" draw:text-style-name="P41" svg:width="8.847cm" svg:height="8.848cm" svg:x="0.118cm" svg:y="0.3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  <text:p text:style-name="Standard"><text:span text:style-name="Character_5f_20_5f_sty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2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once3" style:display-name="Puce_enonce3" style:family="text">
      <style:text-properties fo:color="#ff0000" loext:opacity="100%" style:font-size-asian="10.5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 loext:hidden="true" style:hidden="true">
      <style:text-properties style:font-name="Bitstream Vera Sans2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paragraph-properties fo:text-align="start" style:justify-single-word="false"/>
      <style:text-properties officeooo:paragraph-rsid="010b73da"/>
    </style:style>
    <style:style style:name="MP2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4" style:family="paragraph" style:parent-style-name="Footer">
      <style:text-properties officeooo:paragraph-rsid="018620a3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>
      <loext:graphic-properties draw:fill="solid" draw:fill-color="#7fb241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0" style:family="paragraph" style:parent-style-name="_5f_Header_20_page_20_paire_20__28_G_29_">
      <style:paragraph-properties fo:text-align="start" style:justify-single-word="false"/>
    </style:style>
    <style:style style:name="M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" style:family="paragraph" style:parent-style-name="_5f_Header_20_page_20_paire_20__28_G_29_">
      <style:paragraph-properties fo:text-align="start" style:justify-single-word="false"/>
      <style:text-properties officeooo:paragraph-rsid="029d251d"/>
    </style:style>
    <style:style style:name="MP1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29d251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Header_20_page_20_paire_20__28_G_29_">
      <style:text-properties officeooo:paragraph-rsid="029191d0"/>
    </style:style>
    <style:style style:name="MP16" style:family="paragraph">
      <loext:graphic-properties draw:fill="solid" draw:fill-color="#2a6099"/>
    </style:style>
    <style:style style:name="MP17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MP18" style:family="paragraph" style:parent-style-name="Header">
      <style:text-properties fo:font-size="3pt" style:font-size-asian="4pt" style:font-size-complex="4pt"/>
    </style:style>
    <style:style style:name="MP19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20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21" style:family="paragraph" style:parent-style-name="_5f_En-tête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oter">
      <style:text-properties officeooo:paragraph-rsid="004274bc"/>
    </style:style>
    <style:style style:name="MP2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32" style:family="paragraph" style:parent-style-name="Standard">
      <style:text-properties fo:font-size="6pt" style:font-size-asian="6pt" style:font-size-complex="6pt"/>
    </style:style>
    <style:style style:name="MP3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3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_5f_Titre_20_d_27_exercices_20_livret" style:list-style-name="_5f_Numérotation_20_des_20_exercices_20_livrets"/>
    <style:style style:name="MP3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38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39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4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loext:opacity="100%" fo:font-size="16pt" style:font-size-asian="16pt" style:font-size-complex="16pt"/>
    </style:style>
    <style:style style:name="MT3" style:family="text">
      <style:text-properties fo:color="#0066ff" loext:opacity="100%" fo:font-size="16pt" fo:letter-spacing="normal" officeooo:rsid="01202368" style:font-size-asian="16pt" style:font-size-complex="16pt"/>
    </style:style>
    <style:style style:name="MT4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7" style:family="text">
      <style:text-properties officeooo:rsid="029d251d"/>
    </style:style>
    <style:style style:name="MT8" style:family="text">
      <style:text-properties fo:font-variant="small-caps" fo:color="#2a6099" loext:opacity="100%" style:font-name="Bitstream Vera Sans" fo:font-size="16pt" fo:font-style="normal" fo:text-shadow="none" fo:font-weight="bold" officeooo:rsid="026ba6a2"/>
    </style:style>
    <style:style style:name="MT9" style:family="text">
      <style:text-properties fo:font-variant="small-caps" fo:color="#2a6099" loext:opacity="100%" style:font-name="Bitstream Vera Sans" fo:font-size="16pt" fo:font-style="normal" fo:text-shadow="none" fo:font-weight="bold" officeooo:rsid="01e0e078"/>
    </style:style>
    <style:style style:name="MT10" style:family="text">
      <style:text-properties fo:font-variant="small-caps" fo:color="#2a6099" loext:opacity="100%" style:font-name="Bitstream Vera Sans" fo:font-size="16pt" fo:font-style="normal" fo:text-shadow="none" fo:font-weight="bold" officeooo:rsid="02890049"/>
    </style:style>
    <style:style style:name="MT11" style:family="text">
      <style:text-properties fo:font-variant="small-caps" fo:color="#808080" loext:opacity="100%" style:font-name="Bitstream Vera Sans2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font-variant="small-caps" fo:color="#808080" loext:opacity="100%" style:font-name="Bitstream Vera Sans2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font-name="Bitstream Vera Sans2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font-size="12pt" style:font-size-asian="12pt" style:font-size-complex="12pt"/>
    </style:style>
    <style:style style:name="MT15" style:family="text">
      <style:text-properties fo:font-variant="small-caps" fo:font-size="15pt" style:font-size-asian="15pt" style:font-size-complex="15pt"/>
    </style:style>
    <style:style style:name="MT16" style:family="text">
      <style:text-properties officeooo:rsid="00b6801f"/>
    </style:style>
    <style:style style:name="MT17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20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21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22" style:family="text">
      <style:text-properties fo:font-variant="small-caps" officeooo:rsid="00990660"/>
    </style:style>
    <style:style style:name="MT23" style:family="text">
      <style:text-properties fo:font-variant="small-caps" officeooo:rsid="0054f64f"/>
    </style:style>
    <style:style style:name="MT24" style:family="text">
      <style:text-properties fo:font-variant="small-caps" officeooo:rsid="00b5d2d1"/>
    </style:style>
    <style:style style:name="MT25" style:family="text">
      <style:text-properties fo:font-variant="small-caps" officeooo:rsid="00b6801f"/>
    </style:style>
    <style:style style:name="MT26" style:family="text">
      <style:text-properties officeooo:rsid="009e3fdd"/>
    </style:style>
    <style:style style:name="MT27" style:family="text">
      <style:text-properties officeooo:rsid="00b5d2d1"/>
    </style:style>
    <style:style style:name="MT28" style:family="text">
      <style:text-properties officeooo:rsid="002925a2"/>
    </style:style>
    <style:style style:name="MT2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6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colonnes" style:display-name="2colonnes" style:page-layout-name="Mpm10">
      <style:header>
        <text:p text:style-name="MP1"><draw:path text:anchor-type="paragraph" draw:z-index="25" draw:name="Shape14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26" draw:name="Shape1_2" draw:style-name="Mgr2" draw:text-style-name="MP3" svg:width="3.386cm" svg:height="1.318cm" draw:transform="rotate (0.0795870138909414) translate (-1.83091666666667cm -0.428625cm)"><draw:text-box><text:p><text:span text:style-name="MT1">G</text:span><text:span text:style-name="MT1">é</text:span><text:span text:style-name="MT1">o</text:span><text:span text:style-name="MT1">m</text:span><text:span text:style-name="MT1">é</text:span><text:span text:style-name="MT1">t</text:span><text:span text:style-name="MT1">ri</text:span><text:span text:style-name="MT1">e</text:span><text:span text:style-name="MT2"> </text:span></text:p></draw:text-box></draw:frame><text:span text:style-name="MT3"><text:tab/><text:tab/><text:tab/> <text:s text:c="2"/></text:span><text:span text:style-name="MT4">La symétrie axiale</text:span></text:p>
      </style:header>
      <style:footer>
        <text:p text:style-name="MP4"><text:span text:style-name="MT5"><text:s/></text:span><text:page-number text:select-page="current">0</text:page-number></text:p>
      </style:footer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line text:anchor-type="paragraph" draw:z-index="5" draw:name="Shape3_2" draw:style-name="Mgr3" draw:text-style-name="MP5" svg:x1="16.572cm" svg:y1="0.36cm" svg:x2="20.495cm" svg:y2="0.344cm"><text:p/></draw:line>:</text:p>
      </style:header>
      <style:footer>
        <text:h text:style-name="MP6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2" draw:name="Shape1_1" draw:style-name="Mgr4" draw:text-style-name="MP7" svg:width="4.329cm" svg:height="2.24cm" svg:x="-1.499cm" svg:y="-1.198cm" svg:viewBox="0 0 4330 2241" svg:d="M0 2241l3984-288c209-15 363-168 345-342l-170-1611h-4159z"><text:p/></draw:path><draw:frame text:anchor-type="paragraph" draw:z-index="3" draw:name="Shape2_3" draw:style-name="Mgr5" draw:text-style-name="MP9" svg:width="3.857cm" svg:height="0.798cm" draw:transform="rotate (0.0872664625997165) translate (-1.18004166666667cm 0.647347222222222cm)"><draw:text-box><text:p text:style-name="MP8"><text:span text:style-name="MT6">S</text:span><text:span text:style-name="MT6">é</text:span><text:span text:style-name="MT6">r</text:span><text:span text:style-name="MT6">i</text:span><text:span text:style-name="MT6">e </text:span><text:span text:style-name="MT6">1</text:span></text:p></draw:text-box></draw:frame><draw:line text:anchor-type="paragraph" draw:z-index="4" draw:name="Shape3_3" draw:style-name="Mgr6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line text:anchor-type="paragraph" draw:z-index="6" draw:name="Shape3" draw:style-name="Mgr7" draw:text-style-name="MP8" svg:x1="15.011cm" svg:y1="0.333cm" svg:x2="20.497cm" svg:y2="0.359cm"><text:p/></draw:line><text:span text:style-name="MT7">Symétrie axiale</text:span> : <text:span text:style-name="MT7">Pour aller plus loin</text:span> </text:p>
      </style:header>
      <style:footer>
        <text:h text:style-name="MP11" text:outline-level="1"><text:span text:style-name="MT7">Symétrie axiale</text:span> : <text:span text:style-name="MT7">Pour aller plus loin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2"><draw:line text:anchor-type="paragraph" draw:z-index="15" draw:name="Shape3_0" draw:style-name="Mgr7" draw:text-style-name="MP8" svg:x1="15.298cm" svg:y1="0.332cm" svg:x2="20.496cm" svg:y2="0.36cm"><text:p/></draw:line><text:span text:style-name="MT7">Symétrie axiale</text:span> : <text:span text:style-name="MT7">Pour aller plus loin</text:span> </text:p>
      </style:header>
      <style:footer>
        <text:h text:style-name="MP13" text:outline-level="1"><text:span text:style-name="MT7">Symétrie axiale</text:span> : <text:span text:style-name="MT7">Pour aller plus loin</text:span> </text:h>
      </style:footer>
      <style:footer-left>
        <text:p text:style-name="MP14">Série 2 :<text:tab/> <text:s text:c="87"/>Chapitre G? : ...</text:p>
      </style:footer-left>
    </style:master-page>
    <style:master-page style:name="_5f_Fiche_20_éditeur_20_page_20_paire_20_section_20_a_20_une_20_et_20_deux_20_colonnes" style:display-name="_Fiche éditeur page paire section a une et deux colonnes" style:page-layout-name="Mpm15">
      <style:header>
        <text:p text:style-name="MP15"><draw:path text:anchor-type="paragraph" draw:z-index="7" draw:name="Shape1_7" draw:style-name="Mgr8" draw:text-style-name="MP16" svg:width="4.329cm" svg:height="2.24cm" svg:x="-1.787cm" svg:y="-0.8cm" svg:viewBox="0 0 4330 2241" svg:d="M0 2241l3984-288c209-15 363-168 345-342l-170-1611h-4159z"><text:p/></draw:path><draw:frame text:anchor-type="paragraph" draw:z-index="8" draw:name="Shape2_5" draw:style-name="Mgr9" draw:text-style-name="MP9" svg:width="3.857cm" svg:height="1.329cm" draw:transform="rotate (0.0872664625997165) translate (-1.07773611111111cm 0.0176388888888889cm)"><draw:text-box><text:p text:style-name="MP8"><text:span text:style-name="MT6">S</text:span><text:span text:style-name="MT6">y</text:span><text:span text:style-name="MT6">m</text:span><text:span text:style-name="MT6">é</text:span><text:span text:style-name="MT6">t</text:span><text:span text:style-name="MT6">r</text:span><text:span text:style-name="MT6">i</text:span><text:span text:style-name="MT6">e</text:span><text:span text:style-name="MT6"><text:line-break/></text:span><text:span text:style-name="MT6">S</text:span><text:span text:style-name="MT6">é</text:span><text:span text:style-name="MT6">r</text:span><text:span text:style-name="MT6">i</text:span><text:span text:style-name="MT6">e </text:span><text:span text:style-name="MT6">3</text:span></text:p></draw:text-box></draw:frame><draw:line text:anchor-type="paragraph" draw:z-index="9" draw:name="Shape3_5" draw:style-name="Mgr10" draw:text-style-name="MP5" svg:x1="15.96cm" svg:y1="0.36cm" svg:x2="20.513cm" svg:y2="0.36cm"><text:p/></draw:line><text:span text:style-name="MT8">Symétrie</text:span><text:span text:style-name="MT9"> : </text:span><text:span text:style-name="MT10">construction</text:span></text:p>
      </style:header>
      <style:footer>
        <text:h text:style-name="MP17" text:outline-level="1"><text:span text:style-name="MT11">S</text:span><text:span text:style-name="MT12">ymétrie : </text:span><text:span text:style-name="MT13">construction</text:span></text:h>
      </style:footer>
    </style:master-page>
    <style:master-page style:name="_5f_Fiche_20_format_20_Site" loext:hidden="true" style:hidden="true" style:display-name="_Fiche format Site" style:page-layout-name="Mpm16">
      <style:header>
        <text:p text:style-name="MP18"/>
        <text:p text:style-name="MP19"><text:span text:style-name="MT14">Chapitre N3 :</text:span> <text:span text:style-name="MT15">Nombres fractions</text:span></text:p>
        <text:p text:style-name="MP20">Série 2 : Fractions et partage <text:s text:c="75"/></text:p>
      </style:header>
    </style:master-page>
    <style:master-page style:name="SERIE_5f_G_5f_GAUCHE_5f_ET_5f_DROITE_5f_2COL" style:display-name="SERIE_G_GAUCHE_ET_DROITE_2COL" style:page-layout-name="Mpm17" draw:style-name="Mdp1">
      <style:header>
        <text:p text:style-name="MP21"><text:span text:style-name="MT16">S</text:span>ymétrie axiale : pour aller plus loin</text:p>
      </style:header>
      <style:footer>
        <text:p text:style-name="MP22"><draw:frame draw:style-name="Mfr1" draw:name="Frame1" text:anchor-type="paragraph" svg:y="-0.06cm" draw:z-index="21"><draw:text-box fo:min-height="0.499cm" fo:min-width="7.096cm"><draw:frame draw:style-name="Mfr2" draw:name="Frame21" text:anchor-type="frame" svg:x="0.45cm" svg:y="0.079cm" svg:width="0.817cm" draw:z-index="22"><draw:text-box fo:min-height="0.355cm"><text:p text:style-name="MP23"><draw:g text:anchor-type="paragraph" draw:z-index="24" draw:name="Shape4_1" draw:style-name="Mgr11"><draw:path draw:style-name="Mgr12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5"><text:span text:style-name="MT16">S</text:span>ymétrie axiale : pour aller plus loin</text:p></draw:text-box></draw:frame></text:p>
      </style:footer>
      <style:footer-left>
        <text:p text:style-name="MP26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3"><draw:g text:anchor-type="paragraph" draw:z-index="18" draw:name="Shape4_2" draw:style-name="Mgr11"><draw:path draw:style-name="Mgr12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odile" style:page-layout-name="Mpm18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6" draw:name="Shape5" draw:style-name="Mgr13"><draw:ellipse draw:style-name="Mgr14" draw:text-style-name="MP28" svg:width="1.715cm" svg:height="1.784cm" svg:x="0cm" svg:y="0.004cm" draw:kind="arc" draw:start-angle="90.48" draw:end-angle="269.56"><text:p/></draw:ellipse><draw:line draw:style-name="Mgr14" draw:text-style-name="MP28" svg:x1="0.847cm" svg:y1="0.002cm" svg:x2="18.167cm" svg:y2="0.002cm"><text:p/></draw:line><draw:line draw:style-name="Mgr14" draw:text-style-name="MP28" svg:x1="0.847cm" svg:y1="1.782cm" svg:x2="18.158cm" svg:y2="1.782cm"><text:p/></draw:line><draw:ellipse draw:style-name="Mgr14" draw:text-style-name="MP28" svg:width="1.719cm" svg:height="1.782cm" svg:x="17.29cm" svg:y="0cm" draw:kind="arc" draw:start-angle="270.5" draw:end-angle="89.48"><text:p/></draw:ellipse><draw:frame draw:style-name="Mgr15" draw:text-style-name="MP2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30">N1 : Priorités, distributivité</text:p>
                    </table:table-cell>
                    <table:table-cell table:style-name="Tableau5.A1" office:value-type="string">
                      <text:p text:style-name="MP30"/>
                    </table:table-cell>
                  </table:table-row>
                  <table:table-row>
                    <table:table-cell table:style-name="Tableau5.A1" office:value-type="string">
                      <text:p text:style-name="MP31">Série 1 : Priorités opératoires</text:p>
                    </table:table-cell>
                    <table:table-cell table:style-name="Tableau5.A1" office:value-type="string">
                      <text:p text:style-name="MP31"/>
                    </table:table-cell>
                  </table:table-row>
                </table:table>
              </table:table-cell>
            </table:table-row>
          </table:table-header-rows>
        </table:table>
        <text:p text:style-name="MP32"><text:span text:style-name="corps"><text:span text:style-name="MT2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7" draw:name="Shape6" draw:style-name="Mgr13"><draw:ellipse draw:style-name="Mgr14" draw:text-style-name="MP28" svg:width="1.715cm" svg:height="1.784cm" svg:x="0cm" svg:y="0.004cm" draw:kind="arc" draw:start-angle="90.48" draw:end-angle="269.56"><text:p/></draw:ellipse><draw:line draw:style-name="Mgr14" draw:text-style-name="MP28" svg:x1="0.847cm" svg:y1="0.002cm" svg:x2="18.167cm" svg:y2="0.002cm"><text:p/></draw:line><draw:line draw:style-name="Mgr14" draw:text-style-name="MP28" svg:x1="0.847cm" svg:y1="1.782cm" svg:x2="18.158cm" svg:y2="1.782cm"><text:p/></draw:line><draw:ellipse draw:style-name="Mgr14" draw:text-style-name="MP28" svg:width="1.719cm" svg:height="1.782cm" svg:x="17.29cm" svg:y="0cm" draw:kind="arc" draw:start-angle="270.5" draw:end-angle="89.48"><text:p/></draw:ellipse><draw:frame draw:style-name="Mgr15" draw:text-style-name="MP2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30">5N1 : Priorités, distributivité</text:p>
                    </table:table-cell>
                    <table:table-cell table:style-name="Tableau7.A1" office:value-type="string">
                      <text:p text:style-name="MP30"/>
                    </table:table-cell>
                  </table:table-row>
                  <table:table-row>
                    <table:table-cell table:style-name="Tableau7.A1" office:value-type="string">
                      <text:p text:style-name="MP31">Série 1 : Priorités opératoires</text:p>
                    </table:table-cell>
                    <table:table-cell table:style-name="Tableau7.A1" office:value-type="string">
                      <text:p text:style-name="MP31"/>
                    </table:table-cell>
                  </table:table-row>
                </table:table>
              </table:table-cell>
            </table:table-row>
          </table:table-header-rows>
        </table:table>
        <text:p text:style-name="MP32"><text:span text:style-name="corps"><text:span text:style-name="MT20"/></text:span></text:p>
      </style:header-left>
      <style:footer>
        <text:p text:style-name="MP33"><text:span text:style-name="MT2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9" draw:style-name="Mdp2">
      <style:header>
        <text:p text:style-name="MP34">Série 4 : Constructions (2)</text:p>
      </style:header>
      <style:footer>
        <text:p text:style-name="MP35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20">
      <style:header>
        <text:p text:style-name="MP34">Série 6 : Démonstrations (2)</text:p>
        <text:list xml:id="list238158703" text:style-name="_5f_Numérotation_20_des_20_exercices_20_livrets">
          <text:list-item>
            <text:h text:style-name="MP36" text:outline-level="1">Sans justi</text:h>
          </text:list-item>
        </text:list>
      </style:header>
      <style:footer>
        <text:p text:style-name="MP35">Parallélogrammes : Chapitre G3</text:p>
      </style:footer>
    </style:master-page>
    <style:master-page style:name="SERIE_5f_G_5f_GAUCHE_5f_ET_5f_DROITE_5f_1COL" style:display-name="SERIE_G_GAUCHE_ET_DROITE_1COL" style:page-layout-name="Mpm21" draw:style-name="Mdp1">
      <style:header>
        <text:p text:style-name="MP37"><text:span text:style-name="MT22">Géométrie plane</text:span><text:span text:style-name="MT23"> : </text:span><text:span text:style-name="MT24">Parallèles, perpendiculaires,<text:line-break/> </text:span><text:span text:style-name="MT25">distances</text:span></text:p>
      </style:header>
      <style:footer>
        <text:p text:style-name="MP26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3"><text:page-number text:select-page="current">0</text:page-number></text:p></draw:text-box></draw:frame><text:p text:style-name="MP38"><text:span text:style-name="MT26">Géométrie plane : </text:span><text:span text:style-name="MT27">parallèles, perpendiculaires, </text:span><text:span text:style-name="MT16">distances</text:span></text:p></draw:text-box></draw:frame><draw:g text:anchor-type="paragraph" draw:z-index="19" draw:name="Shape4_3" draw:style-name="Mgr11"><draw:path draw:style-name="Mgr12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6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3"><text:page-number text:select-page="current">0</text:page-number></text:p></draw:text-box></draw:frame><text:p text:style-name="MP38"><text:span text:style-name="MT26">Géométrie plane : </text:span><text:span text:style-name="MT27">parallèles, perpendiculaires, </text:span><text:span text:style-name="MT16">distances</text:span></text:p></draw:text-box></draw:frame><draw:g text:anchor-type="paragraph" draw:z-index="20" draw:name="Shape4_4" draw:style-name="Mgr11"><draw:path draw:style-name="Mgr12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39"><text:span text:style-name="MT22">Géométrie plane</text:span><text:span text:style-name="MT23"> : </text:span><text:span text:style-name="MT24">Parallèles, perpendiculaires,<text:line-break/> </text:span><text:span text:style-name="MT25">distances</text:span></text:p>
      </style:header>
      <style:footer>
        <text:p text:style-name="MP26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3"><draw:g text:anchor-type="paragraph" draw:z-index="23" draw:name="Shape4" draw:style-name="Mgr11"><draw:path draw:style-name="Mgr12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8">espace</text:span> • <text:span text:style-name="MT2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1H54M34S</meta:editing-duration>
    <meta:editing-cycles>306</meta:editing-cycles>
    <meta:generator>LibreOffice/7.0.0.3$Linux_X86_64 LibreOffice_project/8061b3e9204bef6b321a21033174034a5e2ea88e</meta:generator>
    <dc:date>2021-01-23T16:09:14.687132834</dc:date>
    <meta:document-statistic meta:table-count="2" meta:image-count="0" meta:object-count="0" meta:page-count="1" meta:paragraph-count="45" meta:word-count="270" meta:character-count="1764" meta:non-whitespace-character-count="1360"/>
    <meta:template xlink:type="simple" xlink:actuate="onRequest" xlink:title="13-Géométrie plane partie_2_Serie_4_parallèles_et_perpendiculaires" xlink:href="../13-Géométrie%20plane%20partie_2_Serie_4_parallèles_et_perpendiculaires.ott" meta:date="2021-01-17T20:27:00.625215510"/>
  </office:meta>
</office:document-meta>
</file>